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BookmanOldStyle" svg:font-family="BookmanOldStyl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style:text-properties fo:font-size="12pt" fo:language="fr" fo:country="FR" fo:font-weight="normal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fo:font-size="12pt" fo:language="fr" fo:country="FR" fo:font-weight="normal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fo:font-size="12pt" fo:language="fr" fo:country="FR" fo:font-weight="normal" fo:background-color="#99ff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fo:font-size="12pt" fo:language="fr" fo:country="FR" fo:font-weight="normal" fo:background-color="#ffff0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font-size="12pt" fo:language="fr" fo:country="FR" style:text-underline-style="none" fo:font-weight="normal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font-size="12pt" fo:language="fr" fo:country="FR" style:text-underline-style="none" fo:font-weight="normal" fo:background-color="#99ff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fo:font-size="12pt" fo:language="fr" fo:country="FR" style:text-underline-style="none" fo:font-weight="normal" fo:background-color="#99ff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fo:background-color="#99ff33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text-properties fo:font-size="12pt" fo:background-color="#99ff33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style:text-underline-style="none" fo:font-weight="normal" fo:background-color="transparent" style:font-name-asian="BookmanOldStyle" style:font-size-asian="12pt" style:language-asian="zxx" style:country-asian="none" style:font-style-asian="normal" style:font-weight-asian="normal" style:font-name-complex="BookmanOldStyle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style:text-underline-style="none" fo:font-weight="normal" fo:background-color="#99ff33" style:font-name-asian="BookmanOldStyle" style:font-size-asian="12pt" style:language-asian="zxx" style:country-asian="none" style:font-style-asian="normal" style:font-weight-asian="normal" style:font-name-complex="BookmanOldStyle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style:text-line-through-style="none" style:font-name="Times New Roman" fo:font-size="12pt" fo:language="fr" fo:country="FR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fo:font-size="12pt" fo:language="fr" fo:country="FR" fo:font-weight="normal" fo:background-color="#ffff0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fo:font-size="12pt" fo:language="fr" fo:country="FR" fo:font-weight="normal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style:text-line-through-style="none" style:font-name="Times New Roman" fo:font-size="12pt" fo:language="fr" fo:country="FR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>
        <style:tab-stops>
          <style:tab-stop style:position="1.164cm"/>
          <style:tab-stop style:position="1.482cm"/>
        </style:tab-stops>
      </style:paragraph-properties>
      <style:text-properties style:text-line-through-style="none" style:font-name="Times New Roman" fo:font-size="12pt" fo:language="fr" fo:country="FR" fo:font-style="normal" style:text-underline-style="none" fo:font-weight="normal" fo:background-color="#99ff3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style:text-line-through-style="none" style:font-name="Times New Roman" fo:font-style="normal" style:font-style-asian="normal" style:font-style-complex="normal"/>
    </style:style>
    <style:style style:name="T2" style:family="text">
      <style:text-properties fo:color="#ffffff" fo:background-color="#ff0000"/>
    </style:style>
    <style:style style:name="T3" style:family="text">
      <style:text-properties fo:background-color="#99ff33"/>
    </style:style>
    <style:style style:name="T4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 finir impérativement :<text:span text:style-name="T2"> (putain la v7 date <text:s/>de 2 ANS !!! il est vraiment temps de finir cette v8)</text:span></text:p>
      <text:p text:style-name="P12"/>
      <text:p text:style-name="P12">Setup : installer puis patcher tous les mages du sceptres</text:p>
      <text:p text:style-name="P11">Seupt : installer et vérifier pxl2vr15.spl</text:p>
      <text:p text:style-name="P12">Setup : Checker un par un les sort changés en pretre/mage pour voir si utilisé.</text:p>
      <text:p text:style-name="P11">Setup : installer sur oBG2 puis:</text:p>
      <text:p text:style-name="P6"><text:tab/>tester fichiers corrompus, fichiers dépendants manquant, etc... avec near infinity</text:p>
      <text:p text:style-name="P6"><text:tab/>créer un perso, checker les objets/sorts/potions dans le magasin avec le récapitulatif</text:p>
      <text:p text:style-name="P6"><text:tab/>créer un perso, Acheter tous les objets "à charge", vérifier le nombre de charges</text:p>
      <text:p text:style-name="P6"><text:tab/>Checker pxl2gso1.spl, pxl2gso2.spl, pxl2gso3.spl, </text:p>
      <text:p text:style-name="P6">Setup : installer sur BG2EE puis:</text:p>
      <text:p text:style-name="P6"><text:tab/>tester fichiers corrompus, fichiers dépendants manquant, etc... avec near infinity</text:p>
      <text:p text:style-name="P6"><text:tab/>créer un perso, checker les objets/sorts/potions dans le magasin avec le récapitulatif</text:p>
      <text:p text:style-name="P6"><text:tab/>créer un perso dans les fosses noires, checker les objets/sorts/potions dans le magasin avec le récapitulatif</text:p>
      <text:p text:style-name="P6"><text:tab/>créer un perso, Acheter tous les objets "à charge", vérifier le nombre de charges</text:p>
      <text:p text:style-name="P6"><text:tab/>Checker pxl2gso1.spl, pxl2gso2.spl, pxl2gso3.spl, </text:p>
      <text:p text:style-name="P6">Setup : installer sur IWDEE puis:</text:p>
      <text:p text:style-name="P6"><text:tab/>tester fichiers corrompus, fichiers dépendants manquant, etc... avec near infinity</text:p>
      <text:p text:style-name="P6"><text:tab/>créer un perso, checker les objets/sorts/potions dans le magasin avec le récapitulatif</text:p>
      <text:p text:style-name="P6"><text:tab/>créer un perso, Acheter tous les objets "à charge", vérifier le nombre de charges</text:p>
      <text:p text:style-name="P6"><text:tab/>Checker pxl2gso1.spl, pxl2gso2.spl, pxl2gso3.spl, </text:p>
      <text:p text:style-name="P13"/>
      <text:p text:style-name="P4">Sceptre : créer les nouveaux personnages trouvés. Éditer les 3 listes.</text:p>
      <text:p text:style-name="P3">Sceptre reprendre tous les perso un par un et lister :</text:p>
      <text:p text:style-name="P3"><text:tab/>Tous les objets spéciaux</text:p>
      <text:p text:style-name="P3"><text:tab/><text:tab/>dé-nominer (vu, robe de mémé ciredutemp nommé robe de vecna) et pas de première icône, sauf si arme spéciale</text:p>
      <text:p text:style-name="P3"><text:tab/><text:tab/>Armes à projectiles : infinis</text:p>
      <text:p text:style-name="P3"><text:tab/><text:tab/>Objets en doublon</text:p>
      <text:p text:style-name="P3"><text:tab/><text:span text:style-name="T3">Tous les sorts spéciaux cleric/mage ou interplan pour patchage après reinstallation. Recréer les mages/clerc au fur et à mesure</text:span></text:p>
      <text:p text:style-name="P3">Sceptre : objets rapides utiliser LAF ~GW_ADD_ITEM_TOOLTIPS~</text:p>
      <text:p text:style-name="P5">Sceptre : potions : créer anneaux à potion pour assurer la compatibilité sans bug de corruption.</text:p>
      <text:p text:style-name="P3">Sceptre : reconstruire sous EE les perso spéciaux EE rose/jaune/oranges.</text:p>
      <text:p text:style-name="P16">Sceptre : il y a des persos "légèrement blessé" (Player 1 blasté par Irenicus)</text:p>
      <text:p text:style-name="P16"/>
      <text:p text:style-name="P17">Discombulateur : créer les 5 nouvelles</text:p>
      <text:p text:style-name="P17">Discombulateur : mise à jour avec les nouvelles</text:p>
      <text:p text:style-name="P17">Discombulateur : mise à jour du readme</text:p>
      <text:p text:style-name="P10"/>
      <text:p text:style-name="P15">Coffre : mise à jour avec les nouveau</text:p>
      <text:p text:style-name="P15">Coffre : mise à jour du lisez_moi</text:p>
      <text:p text:style-name="P15">Coffre : Sceptre de puissance d'Albion à corriger/changer.</text:p>
      <text:p text:style-name="P13"><text:soft-page-break/><text:span text:style-name="T3">Coffre : Vridomir : recréer avec les sorts mis à jour (au moins globe majeur à changer).</text:span> Passer tous les sorts en innate et pas d'école interdite.</text:p>
      <text:p text:style-name="P13"/>
      <text:p text:style-name="P7">Ruptute de Bakaneo : mettre à jour avec les nouveaux sorts.</text:p>
      <text:p text:style-name="P2"/>
      <text:p text:style-name="P2">Sorts : corriger tous les trucs notés en orange dans le récapitulatif</text:p>
      <text:p text:style-name="P5">Sorts : vérifier tous les sorts qui devraient avoir une "protection contre lui même". Corriger ceux qui ne l'ont pas. Fait, à vérifier</text:p>
      <text:p text:style-name="P8">Sorts : v<text:span text:style-name="T1">érifier dans le setup les cibles (perso, zone ou cible) <text:s/>des parchemins installés.</text:span></text:p>
      <text:p text:style-name="P18"><text:span text:style-name="T3">Sorts : vérifier toutes les durée "x par niveau" -&gt; certains "LPF MULTI_LEVELS END" oubliés.</text:span><text:span text:style-name="T4"> Fait sur oBG2, à faire pour les 7 sorts EE.</text:span></text:p>
      <text:p text:style-name="P22">Sorts : vérifier les "LPF cd_scroll" qui devraient être des "LPF cd_scroll2" quand sort de zone.</text:p>
      <text:p text:style-name="P18">Sorts : tous les sorts sans projectiles : pas 0 (défaut) → 1 none</text:p>
      <text:p text:style-name="P18">Sorts : tout ajouté/suppression de sort affecte : pll2rupt.2da, ceinture gardesort, Robe de la fierté du dragon</text:p>
      <text:p text:style-name="P1"/>
      <text:p text:style-name="P4">Chaudron : vérifier les formules dans le script : constaté qu'il manquait la recette avec potion de défense dans le script.</text:p>
      <text:p text:style-name="P4">Chaudron : potion de soin minimum 5 → rajouter minimum 1 (et supprimer 24)</text:p>
      <text:p text:style-name="P4">Chaudron : rajouter les formules trouvées après création des nouvelles potions du discombulateur.</text:p>
      <text:p text:style-name="P4">Chaudron : mise à jour du lisez_moi</text:p>
      <text:p text:style-name="P1"/>
      <text:p text:style-name="P4">Forgeron : texte de Cromwell écrit pour l'Étoile de Kahor</text:p>
      <text:p text:style-name="P1">Forgeron : texte de Cespenar pour l'Étoile de Ganrish → fusion des 2 étoiles + minerai → dague explosive ou masse à runes → Au choix → V9</text:p>
      <text:p text:style-name="P1"/>
      <text:p text:style-name="P1">Quête ; recréer Agenor, entropiste lvl 25.</text:p>
      <text:p text:style-name="P1">Quête : tester quête en se donnant une fois le parcho, une autre fois la potion.</text:p>
      <text:p text:style-name="P4">Quête : changer la condition de validation par "if race = elfe"</text:p>
      <text:p text:style-name="P4">Quête : rajouter pour le dialogue parchemin que agenor doit le mémoriser avant de le lancer, par sécurité → revenir demain. Et le lendemain, changer agenor en elfe</text:p>
      <text:p text:style-name="P4">Quête : rajouter (oupas. Necessaire) le dialogue si le pj le lance via "rupture fantastique)</text:p>
      <text:p text:style-name="P1">Quête : assurer les mises à jour du journal dans EE (elles ne ce font pas dans l'Ogre et le gnome → ne pas refaire même erreur)</text:p>
      <text:p text:style-name="P1"/>
      <text:p text:style-name="P1">Avant la mise en ligne</text:p>
      <text:p text:style-name="P1">Effacer les lignes "secrets" et "grimoire" en bas du setup.tp</text:p>
      <text:p text:style-name="P14"/>
      <text:p text:style-name="P9">Pas obligatoire mais plus mieux :</text:p>
      <text:p text:style-name="P1">Ça marche bien, confirmé par test : reprendre toutes les icônes blanches qui brillent trop en repassant le blanc avec le blanc des deux blancs au milieu tous en bas de la palette, celui de gauche.</text:p>
      <text:p text:style-name="P1"/>
      <text:p text:style-name="P3">Sublimer tous les sorts (animations)</text:p>
      <text:p text:style-name="P3"/>
      <text:p text:style-name="P3"/>
      <text:p text:style-name="P3">Vérifier toutes les couleurs portée des objets équitables.</text:p>
      <text:p text:style-name="P3"/>
      <text:p text:style-name="P3">Voir si j'arrive à faire des minis icônes potables. Script d’installation dans SODtoBG2 item pac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BookmanOldStyle" svg:font-family="BookmanOldStyl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3H39M1S</meta:editing-duration>
    <meta:editing-cycles>34</meta:editing-cycles>
    <meta:generator>OpenOffice/4.1.14$Win32 OpenOffice.org_project/4114m1$Build-9811</meta:generator>
    <dc:date>2023-10-19T21:57:58.35</dc:date>
    <meta:document-statistic meta:table-count="0" meta:image-count="0" meta:object-count="0" meta:page-count="2" meta:paragraph-count="65" meta:word-count="811" meta:character-count="4887"/>
    <meta:user-defined meta:name="Info 1"/>
    <meta:user-defined meta:name="Info 2"/>
    <meta:user-defined meta:name="Info 3"/>
    <meta:user-defined meta:name="Info 4"/>
  </office:meta>
</office:document-meta>
</file>